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635cm" svg:height="3.258cm" draw:transform="rotate (0.0977384381116825) translate (3.492655891689cm 4.9073738945788cm)" svg:viewBox="0 0 3636 3259" svg:d="M804 36c1900-138 2971 70 2818 1502-154 1433-1226 1859-3526 1683-188-8-98-793 259-798 1200 134 2553 274 2627-689 74-962-857-1112-2321-911-286-7-138-774 143-787z">
          <text:p/>
        </draw:path>
        <draw:path draw:style-name="gr2" draw:text-style-name="P1" draw:layer="layout" svg:width="4.317cm" svg:height="0.889cm" draw:transform="rotate (-1.55212130379856) translate (4.465267238825cm 3.3376965382641cm)" svg:viewBox="0 0 4318 890" svg:d="M216 713c537-18 1111 4 1833 19 718 7 1779 123 2221 158 127 10-29-693-134-713-520-33-1000-90-1839-82-840 11-1789-51-2257-95-127-4 78 710 176 713z">
          <text:p/>
        </draw:path>
        <draw:path draw:style-name="gr2" draw:text-style-name="P1" draw:layer="layout" svg:width="0.902cm" svg:height="0.661cm" draw:transform="rotate (-2.15687788961459) translate (4.491791145399cm 7.438961441795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6) rotate (-2.1556561591382) translate (4.813790651927cm 5.004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4cm" svg:height="1.392cm" draw:transform="skewX (0.000872664625997168) rotate (-1.55194677087336) translate (4.276507517179cm 3.2090700671531cm)" svg:viewBox="0 0 941 1393" svg:d="M941 1293c-84-404-114-759-127-1001-6-136-816-405-814-240 6 437 77 871 153 1208 44 184 798 160 788 33z">
          <text:p/>
        </draw:path>
        <draw:path draw:style-name="gr2" draw:text-style-name="P1" draw:layer="layout" svg:width="0.902cm" svg:height="0.661cm" draw:transform="rotate (-2.15687788961459) translate (4.592624478732cm 3.366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59) rotate (-2.1556561591382) translate (3.588790651928cm 3.512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2:59.223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